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66.59mm"/>
    </style:style>
    <style:style style:name="co3" style:family="table-column">
      <style:table-column-properties fo:break-before="auto" style:column-width="47.45mm"/>
    </style:style>
    <style:style style:name="co4" style:family="table-column">
      <style:table-column-properties fo:break-before="auto" style:column-width="20.85mm"/>
    </style:style>
    <style:style style:name="co5" style:family="table-column">
      <style:table-column-properties fo:break-before="auto" style:column-width="138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9.77mm" fo:break-before="auto" style:use-optimal-row-height="false"/>
    </style:style>
    <style:style style:name="ro2" style:family="table-row">
      <style:table-row-properties style:row-height="4.7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66mm" fo:break-before="auto" style:use-optimal-row-height="false"/>
    </style:style>
    <style:style style:name="ro5" style:family="table-row">
      <style:table-row-properties style:row-height="4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mm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8000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 fo:border="0.06pt solid #000000"/>
      <style:text-properties fo:color="#ff3333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border="0.06pt solid #000000"/>
      <style:text-properties fo:color="#000000"/>
    </style:style>
    <style:style style:name="ce8" style:family="table-cell" style:parent-style-name="Default">
      <style:table-cell-properties fo:background-color="#008000" fo:border="0.06pt solid #000000"/>
    </style:style>
    <style:style style:name="ce9" style:family="table-cell" style:parent-style-name="Default">
      <style:table-cell-properties fo:background-color="#008000" fo:border="0.06pt solid #000000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 fo:border="0.06pt solid #000000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0c0c0" fo:border="0.06pt solid #000000"/>
    </style:style>
    <style:style style:name="ce12" style:family="table-cell" style:parent-style-name="Default">
      <style:table-cell-properties fo:background-color="#c0c0c0" fo:border="0.06pt solid #000000"/>
      <style:text-properties fo:color="#ff3333"/>
    </style:style>
    <style:style style:name="ce13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fo:border="0.06pt solid #000000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18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  <style:text-properties fo:color="#ff3333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  <style:text-properties fo:color="#ff3333"/>
    </style:style>
    <style:style style:name="ce2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ffff" fo:border="0.06pt solid #000000"/>
      <style:text-properties fo:color="#000000"/>
    </style:style>
    <style:style style:name="ce28" style:family="table-cell" style:parent-style-name="Default">
      <style:table-cell-properties fo:background-color="#ffffff" fo:border="0.06pt solid #000000"/>
      <style:text-properties fo:color="#ff3333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fo:border="0.06pt solid #000000"/>
      <style:text-properties fo:color="#ff3333"/>
    </style:style>
    <style:style style:name="ce30" style:family="table-cell" style:parent-style-name="Default">
      <style:table-cell-properties style:text-align-source="value-type" style:repeat-content="false" fo:background-color="transparent" fo:wrap-option="wrap"/>
      <style:paragraph-properties fo:margin-left="0m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ffffff"/>
      <style:text-properties fo:color="#000000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/>
      <style:text-properties fo:color="#ff3333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6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VL. DA STORY (PRIORIDADE)</text:p>
          </table:table-cell>
          <table:table-cell table:style-name="ce15" office:value-type="string" calcext:value-type="string">
            <text:p>STORY POINTS (1 PONT = 4 AULAS)</text:p>
          </table:table-cell>
          <table:table-cell table:style-name="ce1" office:value-type="string" calcext:value-type="string">
            <text:p>DESCRIÇÃO DETALHADA</text:p>
          </table:table-cell>
          <table:table-cell table:style-name="ce30"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dastro de Login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31"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rmulário de Login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31"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ormulário de Fale Conosco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7"/>
          <table:table-cell table:style-name="ce31"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adastrar Marcas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7"/>
          <table:table-cell table:style-name="ce31"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dastrar Modelo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31"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Cadastrar Categoria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Cadastro de Newsletter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Cadastrar Patrocinadores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Cadastro de Região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Cadastrar Cores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Cadastrar Opcionais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3"/>
          <table:table-cell table:style-name="ce32"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Cadastrar Estado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3"/>
          <table:table-cell table:style-name="ce32" table:number-columns-repeated="1019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Cadastrar Versão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3"/>
          <table:table-cell table:style-name="ce32" table:number-columns-repeated="101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adastrar Quilometragem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8"/>
          <table:table-cell table:style-name="ce33" table:number-columns-repeated="101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1" office:value-type="string" calcext:value-type="string">
            <text:p>Cadastrar Combustível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1" office:value-type="string" calcext:value-type="string">
            <text:p>Cadastro de Câmbio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4"/>
          <table:table-cell table:style-name="ce32" table:number-columns-repeated="101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 office:value-type="string" calcext:value-type="string">
            <text:p>Cadastro de Ano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9"/>
          <table:table-cell table:style-name="ce33" table:number-columns-repeated="101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1" office:value-type="string" calcext:value-type="string">
            <text:p>Cadastrar Publicidade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adastrar o Veículo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3"/>
          <table:table-cell table:style-name="ce32" table:number-columns-repeated="101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Cadastrar Ofertas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Listas Patrocinadores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3"/>
          <table:table-cell table:style-name="ce32" table:number-columns-repeated="101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ista Ofertas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3"/>
          <table:table-cell table:style-name="ce32" table:number-columns-repeated="101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Envia NewsLetter</text:p>
          </table:table-cell>
          <table:table-cell table:style-name="ce1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3"/>
          <table:table-cell table:style-name="ce32" table:number-columns-repeated="1019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Busca de Veículos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adastrar Cidade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3"/>
          <table:table-cell table:style-name="ce32" table:number-columns-repeated="101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Alterar minha região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3"/>
          <table:table-cell table:style-name="ce32" table:number-columns-repeated="101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 office:value-type="string" calcext:value-type="string">
            <text:p>Adicionar aos favoritos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3"/>
          <table:table-cell table:style-name="ce32" table:number-columns-repeated="101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Esqueci minha senha</text:p>
          </table:table-cell>
          <table:table-cell table:style-name="ce1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13"/>
          <table:table-cell table:style-name="ce32" table:number-columns-repeated="1019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3" office:value-type="string" calcext:value-type="string">
            <text:p>Sistema de Vendas de Veículo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O usuário cadastra o carro</text:p>
          </table:table-cell>
          <table:table-cell table:style-name="ce32" table:number-columns-repeated="1019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13" office:value-type="string" calcext:value-type="string">
            <text:p>Sistema de classificação de vendedores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13"/>
          <table:table-cell table:style-name="ce32" table:number-columns-repeated="1019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14" office:value-type="string" calcext:value-type="string">
            <text:p>Formulário de Peça seu carro</text:p>
          </table:table-cell>
          <table:table-cell table:style-name="ce14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4" office:value-type="string" calcext:value-type="string">
            <text:p>Cadastrar Menu</text:p>
          </table:table-cell>
          <table:table-cell table:style-name="ce14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14" office:value-type="string" calcext:value-type="string">
            <text:p>Cadastrar Submenu</text:p>
          </table:table-cell>
          <table:table-cell table:style-name="ce14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14" office:value-type="string" calcext:value-type="string">
            <text:p>Integração em redes sociais</text:p>
          </table:table-cell>
          <table:table-cell table:style-name="ce14" office:value-type="float" office:value="5" calcext:value-type="float">
            <text:p>5</text:p>
          </table:table-cell>
          <table:table-cell table:style-name="ce25" office:value-type="float" office:value="100" calcext:value-type="float">
            <text:p>100</text:p>
          </table:table-cell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13" office:value-type="string" calcext:value-type="string">
            <text:p>Permissão de Usuários de acesso</text:p>
          </table:table-cell>
          <table:table-cell table:style-name="ce13" office:value-type="float" office:value="3" calcext:value-type="float">
            <text:p>3</text:p>
          </table:table-cell>
          <table:table-cell table:style-name="ce24"/>
          <table:table-cell table:style-name="ce13"/>
          <table:table-cell table:style-name="ce32" table:number-columns-repeated="1019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13" table:number-columns-repeated="2"/>
          <table:table-cell table:style-name="ce24"/>
          <table:table-cell table:style-name="ce13"/>
          <table:table-cell table:style-name="ce32" table:number-columns-repeated="1019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14" table:number-columns-repeated="2"/>
          <table:table-cell table:style-name="ce25"/>
          <table:table-cell table:style-name="ce14"/>
          <table:table-cell table:style-name="ce32" table:number-columns-repeated="1019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14" table:number-columns-repeated="2"/>
          <table:table-cell table:style-name="ce25"/>
          <table:table-cell table:style-name="ce14" table:number-columns-repeated="1020"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14" table:number-columns-repeated="2"/>
          <table:table-cell table:style-name="ce25"/>
          <table:table-cell table:style-name="ce14" table:number-columns-repeated="1020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14" table:number-columns-repeated="2"/>
          <table:table-cell table:style-name="ce25"/>
          <table:table-cell table:style-name="ce14" table:number-columns-repeated="1020"/>
        </table:table-row>
        <table:table-row table:style-name="ro2">
          <table:table-cell table:number-columns-repeated="3"/>
          <table:table-cell table:formula="of:=SUM([.D1:.D49])/8" office:value-type="float" office:value="25.625" calcext:value-type="float">
            <text:p>25,625</text:p>
          </table:table-cell>
          <table:table-cell office:value-type="string" calcext:value-type="string">
            <text:p>mes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onte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ttp://www.usadosbr.com/destaque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a xlink:href="http://www.usadosredechevrolet.com.br/default.aspx" xlink:type="simple">http://www.usadosredechevrolet.com.br/default.aspx</text:a></text:p>
          </table:table-cell>
          <table:table-cell table:number-columns-repeated="1022"/>
        </table:table-row>
        <table:table-row table:style-name="ro4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E104857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 style:data-style-name="N2" text:time-value="08:24:29.7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ton CG</meta:initial-creator>
    <meta:creation-date>2012-10-02T08:08:18.87</meta:creation-date>
    <dc:date>2016-01-09T09:23:27.130000000</dc:date>
    <meta:editing-duration>P1DT8H1M21S</meta:editing-duration>
    <meta:editing-cycles>50</meta:editing-cycles>
    <meta:generator>LibreOffice/4.4.5.2$Windows_x86 LibreOffice_project/a22f674fd25a3b6f45bdebf25400ed2adff0ff99</meta:generator>
    <meta:document-statistic meta:table-count="1" meta:cell-count="167" meta:object-count="0"/>
  </office:meta>
</office:document-meta>
</file>